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default-cell-style-name="ce15"/>
        <table:table-column table:style-name="co7" table:default-cell-style-name="ce19"/>
        <table:table-column table:style-name="co7" table:default-cell-style-name="ce22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style-name="ce33" office:value-type="string">
            <text:p>NoRot</text:p>
          </table:table-cell>
          <table:table-cell table:style-name="ce33" office:value-type="string">
            <text:p>Bab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office:value-type="string">
            <text:p>*</text:p>
          </table:table-cell>
          <table:table-cell table:style-name="ce5" table:number-columns-repeated="13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9" office:value-type="string">
            <text:p>[1, 4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y-Onl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3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3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16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31T16:50:30.73</dc:date>
    <dc:creator>Seab Dinch</dc:creator>
    <meta:editing-duration>P1DT11H42M1S</meta:editing-duration>
    <meta:editing-cycles>95</meta:editing-cycles>
    <meta:generator>OpenOffice/4.1.2$Win32 OpenOffice.org_project/412m3$Build-9782</meta:generator>
    <meta:document-statistic meta:table-count="3" meta:cell-count="917" meta:object-count="0"/>
  </office:meta>
</office:document-meta>
</file>